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831cm" svg:height="3.212cm" draw:transform="rotate (-0.0654498469497871) translate (11.024cm 8.02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397cm" svg:height="3.111cm" draw:transform="rotate (-0.238586508747625) translate (4.683cm 7.731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493cm" svg:height="2.493cm" draw:transform="rotate (-0.457974395723312) translate (8.038cm 2.491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572cm" svg:height="1.572cm" draw:transform="rotate (-0.992394212683976) translate (13.008cm 1.659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356cm" svg:height="4.356cm" draw:transform="rotate (-0.785398163397449) translate (17.796cm 1.571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086cm" svg:height="4.086cm" draw:transform="rotate (-0.0905825881785056) translate (8.373cm 11.782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508cm" svg:height="2.155cm" draw:transform="rotate (-0.684343599706976) translate (12.66cm 4.714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279cm" svg:height="3.279cm" draw:transform="rotate (-0.785398163397448) translate (4.604cm 11.809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581cm" svg:height="3.581cm" draw:transform="rotate (-1.21003677040767) translate (5.334cm 2.394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064cm" svg:height="3.064cm" draw:transform="rotate (-0.785398163397448) translate (17.518cm 9.509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422cm" svg:height="2.419cm" draw:transform="rotate (-0.785398163397448) translate (14.781cm 12.496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778cm" svg:height="1.143cm" svg:x="2.524cm" svg:y="7.4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143cm" svg:x="2.523cm" svg:y="7.4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1.397cm" draw:transform="rotate (0.602836723638841) translate (7.398cm 7.19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28cm" svg:height="1.397cm" draw:transform="rotate (0.602836723638841) translate (14.843cm 8.612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1cm" svg:height="1.397cm" draw:transform="rotate (-1.79402393812497) translate (10.042cm 10.323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4-10-23T14:11:46</meta:creation-date>
    <dc:date>2014-10-30T11:40:09</dc:date>
    <dc:creator>Christian </dc:creator>
    <meta:editing-duration>PT3M56S</meta:editing-duration>
    <meta:editing-cycles>3</meta:editing-cycles>
    <meta:generator>LibreOffice/3.5$Linux_X86_64 LibreOffice_project/350m1$Build-2</meta:generator>
    <meta:document-statistic meta:object-count="16"/>
  </office:meta>
</office:document-meta>
</file>